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officeooo:rsid="0013c727" officeooo:paragraph-rsid="0013c727" style:font-size-asian="12pt" style:font-size-complex="12pt"/>
    </style:style>
    <style:style style:name="P2" style:family="paragraph" style:parent-style-name="Preformatted_20_Text">
      <style:paragraph-properties fo:text-align="start" style:justify-single-word="false"/>
      <style:text-properties fo:font-size="12pt" officeooo:rsid="0013c727" officeooo:paragraph-rsid="0013c727" style:font-size-asian="12pt" style:font-size-complex="12pt"/>
    </style:style>
    <style:style style:name="P3" style:family="paragraph" style:parent-style-name="Preformatted_20_Text">
      <style:paragraph-properties fo:text-align="center" style:justify-single-word="false"/>
      <style:text-properties fo:font-size="12pt" officeooo:rsid="00443f6f" officeooo:paragraph-rsid="00443f6f" style:font-size-asian="12pt" style:font-size-complex="12pt"/>
    </style:style>
    <style:style style:name="P4" style:family="paragraph" style:parent-style-name="Preformatted_20_Text">
      <style:paragraph-properties fo:text-align="start" style:justify-single-word="false"/>
      <style:text-properties fo:font-size="12pt" officeooo:rsid="001eee2d" officeooo:paragraph-rsid="001eee2d" style:font-size-asian="12pt" style:font-size-complex="12pt"/>
    </style:style>
    <style:style style:name="P5" style:family="paragraph" style:parent-style-name="Preformatted_20_Text">
      <style:paragraph-properties fo:text-align="start" style:justify-single-word="false"/>
      <style:text-properties fo:font-size="12pt" officeooo:rsid="002f7a58" officeooo:paragraph-rsid="002f7a58" style:font-size-asian="12pt" style:font-size-complex="12pt"/>
    </style:style>
    <style:style style:name="P6" style:family="paragraph" style:parent-style-name="Preformatted_20_Text">
      <style:paragraph-properties fo:text-align="start" style:justify-single-word="false"/>
      <style:text-properties fo:font-size="12pt" officeooo:rsid="00a16d23" officeooo:paragraph-rsid="00a16d23" style:font-size-asian="12pt" style:font-size-complex="12pt"/>
    </style:style>
    <style:style style:name="P7" style:family="paragraph" style:parent-style-name="Preformatted_20_Text">
      <style:paragraph-properties fo:text-align="start" style:justify-single-word="false"/>
      <style:text-properties fo:font-size="12pt" officeooo:rsid="00a4517c" officeooo:paragraph-rsid="00a4517c" style:font-size-asian="12pt" style:font-size-complex="12pt"/>
    </style:style>
    <style:style style:name="P8" style:family="paragraph" style:parent-style-name="Preformatted_20_Text">
      <style:paragraph-properties fo:text-align="start" style:justify-single-word="false"/>
      <style:text-properties fo:font-size="12pt" style:text-underline-style="solid" style:text-underline-width="auto" style:text-underline-color="font-color" officeooo:rsid="0013c727" officeooo:paragraph-rsid="0013c727" style:font-size-asian="12pt" style:font-size-complex="12pt"/>
    </style:style>
    <style:style style:name="P9" style:family="paragraph" style:parent-style-name="Preformatted_20_Text">
      <style:paragraph-properties fo:text-align="start" style:justify-single-word="false"/>
      <style:text-properties fo:font-size="12pt" style:text-underline-style="solid" style:text-underline-width="auto" style:text-underline-color="font-color" officeooo:rsid="001eee2d" officeooo:paragraph-rsid="001eee2d" style:font-size-asian="12pt" style:font-size-complex="12pt"/>
    </style:style>
    <style:style style:name="P10" style:family="paragraph" style:parent-style-name="Preformatted_20_Text">
      <style:paragraph-properties fo:text-align="start" style:justify-single-word="false"/>
      <style:text-properties fo:font-size="12pt" style:text-underline-style="solid" style:text-underline-width="auto" style:text-underline-color="font-color" officeooo:rsid="002e69e6" officeooo:paragraph-rsid="002e69e6" style:font-size-asian="12pt" style:font-size-complex="12pt"/>
    </style:style>
    <style:style style:name="P11" style:family="paragraph" style:parent-style-name="Preformatted_20_Text">
      <style:paragraph-properties fo:text-align="start" style:justify-single-word="false"/>
      <style:text-properties fo:font-size="12pt" style:text-underline-style="solid" style:text-underline-width="auto" style:text-underline-color="font-color" officeooo:rsid="00184c12" officeooo:paragraph-rsid="0013c727" style:font-size-asian="12pt" style:font-size-complex="12pt"/>
    </style:style>
    <style:style style:name="T1" style:family="text">
      <style:text-properties officeooo:rsid="003e9b1c"/>
    </style:style>
    <style:style style:name="T2" style:family="text">
      <style:text-properties officeooo:rsid="004d90f9"/>
    </style:style>
    <style:style style:name="T3" style:family="text">
      <style:text-properties officeooo:rsid="0050f98c"/>
    </style:style>
    <style:style style:name="T4" style:family="text">
      <style:text-properties officeooo:rsid="0051f7bf"/>
    </style:style>
    <style:style style:name="T5" style:family="text">
      <style:text-properties officeooo:rsid="005223a9"/>
    </style:style>
    <style:style style:name="T6" style:family="text">
      <style:text-properties officeooo:rsid="005327a4"/>
    </style:style>
    <style:style style:name="T7" style:family="text">
      <style:text-properties officeooo:rsid="0057bfc7"/>
    </style:style>
    <style:style style:name="T8" style:family="text">
      <style:text-properties officeooo:rsid="0076b942"/>
    </style:style>
    <style:style style:name="T9" style:family="text">
      <style:text-properties officeooo:rsid="007f47d5"/>
    </style:style>
    <style:style style:name="T10" style:family="text">
      <style:text-properties officeooo:rsid="008b56eb"/>
    </style:style>
    <style:style style:name="T11" style:family="text">
      <style:text-properties officeooo:rsid="008c2d0b"/>
    </style:style>
    <style:style style:name="T12" style:family="text">
      <style:text-properties officeooo:rsid="008ef445"/>
    </style:style>
    <style:style style:name="T13" style:family="text">
      <style:text-properties officeooo:rsid="0091b369"/>
    </style:style>
    <style:style style:name="T14" style:family="text">
      <style:text-properties officeooo:rsid="00949348"/>
    </style:style>
    <style:style style:name="T15" style:family="text">
      <style:text-properties officeooo:rsid="00994a70"/>
    </style:style>
    <style:style style:name="T16" style:family="text">
      <style:text-properties officeooo:rsid="00a03808"/>
    </style:style>
    <style:style style:name="T17" style:family="text">
      <style:text-properties officeooo:rsid="00a64e5c"/>
    </style:style>
    <style:style style:name="T18" style:family="text">
      <style:text-properties officeooo:rsid="00ad44f8"/>
    </style:style>
    <style:style style:name="T19" style:family="text">
      <style:text-properties officeooo:rsid="00aee2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9">3</text:span></text:p>
      <text:p text:style-name="P3">ISGAL</text:p>
      <text:p text:style-name="P2"/>
      <text:p text:style-name="P8">Problem</text:p>
      <text:p text:style-name="P2"><text:tab/><text:span text:style-name="T2">Eski Hun İmparatorluğu’nda, hükümdar Buğrul Han yeni bir ödeme yöntemi geliştirmiş. Buğrul Han ödeme yapılırken şu kurallara uyulmasını buyurmuş:</text:span></text:p>
      <text:p text:style-name="P2"/>
      <text:p text:style-name="P2"><text:tab/><text:span text:style-name="T2">1. Para birimimizin ismi Hun Lirası (HL) olacaktır.</text:span></text:p>
      <text:p text:style-name="P2"><text:tab/><text:span text:style-name="T3">2. Ödeme yapılırken sadece madeni paralar kullanılacaktır.</text:span></text:p>
      <text:p text:style-name="P2"><text:tab/><text:span text:style-name="T4">3. Her madeni paranın tamsayı bir değeri vardır. Yani 3.5 HL gibi paralar yoktur. Ayrıca ödenmesi gereken bütün tutarlar tamsayı olmalıdır.</text:span></text:p>
      <text:p text:style-name="P2"><text:tab/><text:span text:style-name="T5">4. 1 HL değerinde madeni para yoktur.</text:span></text:p>
      <text:p text:style-name="P2"><text:tab/><text:span text:style-name="T6">5. Herhangi bir ödeme, sadece aynı tip madeni paralarla yapılmalıdır. Örneğin 12 HL ödeme yapılacaksa, ödeme yapan 4 adet 3 HL değerinde madeni para vermelidir.</text:span></text:p>
      <text:p text:style-name="P2"/>
      <text:p text:style-name="P2"><text:tab/><text:span text:style-name="T7">Madeni paralar 2-1000000 HL arasındaki tüm ödemeleri yukarıdaki kurallara uyularak ödenecek şekilde basılmış. İhtiyaç olmayan madeni para türleri hiç basılmamış. Mesela 6 HL değerinde madeni para basılmamış. Bu ödeme 2 adet 3 HL değerinde madeni para ile yapılabilir. Bu sistemde sizin de farkedebileceğiniz üzere bir sıkıntı var. İnsanlar bazı ödemelerde çok fazla madeni para vermek zorunda kalabiliyorlar. Örneğin 2048 HL ödeme yapacak birisi 1024 adet 2 HL’lik madeni para veriyor.</text:span></text:p>
      <text:p text:style-name="P2"/>
      <text:p text:style-name="P2"><text:tab/><text:span text:style-name="T8">Bir zaman sonra Çin Hükümdarı Xin Xao Xun, Eski Hun İmparatorluğu’nu işgal etmiş. Ödeme sistemindeki yukarıda bahsedilen sıkıntıyı farkedip sınırsız 1 HL değerinde madeni para basmış. Üstüne de şu kuralı eklemiş:</text:span></text:p>
      <text:p text:style-name="P2"><text:tab/>“<text:span text:style-name="T9">Bir kişi ödeme yapacağı zaman Buğrul Han zamanında basılan paralardan sadece iki tanesini kullanabilir. Kullanılan bu iki para farklı olmalıdır. Kalan parayı tamamlamak için üzerinde istediği kadar 1 HL değerinde para ekleyebilir. Kimse sadece 1 HL değerinde paralarla ödeme yapamaz. Buğrul Han zamanında basılmış paralardan tam olarak farklı iki tanesini kullanmak zorunludur.”</text:span></text:p>
      <text:p text:style-name="P2"><text:tab/><text:span text:style-name="T10">Dolayısıyla Buğrul Han’ın kurallarından 4. ve 5. kurallar artık geçerli değildir.</text:span></text:p>
      <text:p text:style-name="P2"><text:tab/><text:span text:style-name="T11">Yeni kuralın eklenmesiyle sizden istenen bir ödeme miktarı verildiğinde, bu ödemenin kaç farklı şekilde yapılabileceğini bulmanız.</text:span></text:p>
      <text:p text:style-name="P2"><text:tab/><text:span text:style-name="T12">Örneğin 10 HL’lik bir ödemeyi yapmak için 5 farklı yol bulunabilir:</text:span></text:p>
      <text:p text:style-name="P2"><text:tab/><text:span text:style-name="T12">1. 3+2+1+1+1+1+1</text:span></text:p>
      <text:p text:style-name="P2"><text:tab/><text:span text:style-name="T12">2. 7+3</text:span></text:p>
      <text:p text:style-name="P2"><text:tab/><text:span text:style-name="T12">3. 5+2+1+1+1</text:span></text:p>
      <text:p text:style-name="P2"><text:tab/><text:span text:style-name="T12">4. 7+2+1</text:span></text:p>
      <text:p text:style-name="P2"><text:tab/><text:span text:style-name="T12">5. 5+3+1+1</text:span></text:p>
      <text:p text:style-name="P2"/>
      <text:p text:style-name="P8">Input</text:p>
      <text:p text:style-name="P2"><text:tab/><text:span text:style-name="T13">Input birden fazla testten oluşmaktadır.</text:span></text:p>
      <text:p text:style-name="P2"><text:tab/><text:span text:style-name="T13">Her test için bir satırda N sayısı verilir. N sayısı ödenmesi </text:span><text:soft-page-break/><text:span text:style-name="T13">gereken tutarı belirtir.</text:span></text:p>
      <text:p text:style-name="P2"><text:tab/><text:span text:style-name="T14">Inputun sonu N için 0 verilmesiyle belli edilir.</text:span></text:p>
      <text:p text:style-name="P2"><text:tab/><text:span text:style-name="T15">0 &lt; N &lt;= 1000000</text:span></text:p>
      <text:p text:style-name="P2"><text:tab/><text:span text:style-name="T17">0 &lt; TEST_SAYISI &lt;= 10</text:span></text:p>
      <text:p text:style-name="P8">Output</text:p>
      <text:p text:style-name="P2"><text:tab/><text:span text:style-name="T16">Her test için, belirtilen ödemeyi yapmak için kaç farklı yol olduğu ekrana basılır. Her outputun başına “Case #: “ şeklinde case numarası basınız.(Örnek outputu kontrol edin.)</text:span></text:p>
      <text:p text:style-name="P2"/>
      <text:p text:style-name="P9">Örnek Input</text:p>
      <text:p text:style-name="P6">5</text:p>
      <text:p text:style-name="P6">10</text:p>
      <text:p text:style-name="P6">15</text:p>
      <text:p text:style-name="P6">20</text:p>
      <text:p text:style-name="P6">25</text:p>
      <text:p text:style-name="P6">30</text:p>
      <text:p text:style-name="P6">35</text:p>
      <text:p text:style-name="P6">40</text:p>
      <text:p text:style-name="P6">100</text:p>
      <text:p text:style-name="P6">1000000</text:p>
      <text:p text:style-name="P6">0</text:p>
      <text:p text:style-name="P4"/>
      <text:p text:style-name="P9">Örnek Output</text:p>
      <text:p text:style-name="P7">Case 1: 1</text:p>
      <text:p text:style-name="P7">Case 2: 5</text:p>
      <text:p text:style-name="P7">Case 3: 9</text:p>
      <text:p text:style-name="P7">Case 4: 16</text:p>
      <text:p text:style-name="P7">Case 5: 23</text:p>
      <text:p text:style-name="P7">Case 6: 30</text:p>
      <text:p text:style-name="P7">Case 7: 37</text:p>
      <text:p text:style-name="P7">Case 8: 46</text:p>
      <text:p text:style-name="P7">Case 9: 197</text:p>
      <text:p text:style-name="P7">Case 10: 1671916742</text:p>
      <text:p text:style-name="P2"/>
      <text:p text:style-name="P10">Time Limit</text:p>
      <text:p text:style-name="P5">C/C++/<text:span text:style-name="T1">Java</text:span>: <text:span text:style-name="T18">2 saniye, Python: 4 saniy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6T18:45:15.684844741</dc:date>
    <meta:editing-duration>PT1H26M20S</meta:editing-duration>
    <meta:editing-cycles>76</meta:editing-cycles>
    <meta:generator>LibreOffice/5.1.4.2$Linux_X86_64 LibreOffice_project/10m0$Build-2</meta:generator>
    <meta:document-statistic meta:table-count="0" meta:image-count="0" meta:object-count="0" meta:page-count="2" meta:paragraph-count="53" meta:word-count="413" meta:character-count="2663" meta:non-whitespace-character-count="2280"/>
  </office:meta>
</office:document-meta>
</file>